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0d352b" officeooo:paragraph-rsid="000d352b"/>
    </style:style>
    <style:style style:name="P2" style:family="paragraph" style:parent-style-name="Standard">
      <style:text-properties officeooo:rsid="000d352b" officeooo:paragraph-rsid="0015e98d"/>
    </style:style>
    <style:style style:name="P3" style:family="paragraph" style:parent-style-name="Standard">
      <style:text-properties officeooo:rsid="000d352b" officeooo:paragraph-rsid="001bbded"/>
    </style:style>
    <style:style style:name="P4" style:family="paragraph" style:parent-style-name="Standard">
      <style:text-properties officeooo:rsid="000e3762" officeooo:paragraph-rsid="000e3762"/>
    </style:style>
    <style:style style:name="P5" style:family="paragraph" style:parent-style-name="Standard">
      <style:text-properties officeooo:rsid="000e3762" officeooo:paragraph-rsid="000ff603"/>
    </style:style>
    <style:style style:name="P6" style:family="paragraph" style:parent-style-name="Standard">
      <style:text-properties style:text-line-through-style="solid" style:text-line-through-type="single" officeooo:rsid="000d352b" officeooo:paragraph-rsid="000d352b"/>
    </style:style>
    <style:style style:name="P7" style:family="paragraph" style:parent-style-name="Standard">
      <style:text-properties officeooo:rsid="000ff603" officeooo:paragraph-rsid="000ff603"/>
    </style:style>
    <style:style style:name="P8" style:family="paragraph" style:parent-style-name="Standard">
      <style:text-properties officeooo:rsid="000ff603" officeooo:paragraph-rsid="0015e98d"/>
    </style:style>
    <style:style style:name="P9" style:family="paragraph" style:parent-style-name="Standard">
      <style:text-properties style:text-line-through-style="none" style:text-line-through-type="none" officeooo:rsid="000ff603" officeooo:paragraph-rsid="000ff603"/>
    </style:style>
    <style:style style:name="P10" style:family="paragraph" style:parent-style-name="Standard">
      <style:text-properties style:text-line-through-style="none" style:text-line-through-type="none" officeooo:rsid="000ff603" officeooo:paragraph-rsid="00188341"/>
    </style:style>
    <style:style style:name="P11" style:family="paragraph" style:parent-style-name="Standard">
      <style:text-properties style:text-line-through-style="none" style:text-line-through-type="none" officeooo:rsid="000d352b" officeooo:paragraph-rsid="0015e98d"/>
    </style:style>
    <style:style style:name="P12" style:family="paragraph" style:parent-style-name="Standard">
      <style:text-properties officeooo:rsid="0011135f" officeooo:paragraph-rsid="0011135f"/>
    </style:style>
    <style:style style:name="P13" style:family="paragraph" style:parent-style-name="Standard">
      <style:text-properties officeooo:rsid="0012cc61" officeooo:paragraph-rsid="000e3762"/>
    </style:style>
    <style:style style:name="P14" style:family="paragraph" style:parent-style-name="Standard">
      <style:text-properties officeooo:rsid="0012cc61" officeooo:paragraph-rsid="0012cc61"/>
    </style:style>
    <style:style style:name="P15" style:family="paragraph" style:parent-style-name="Standard">
      <style:text-properties officeooo:rsid="00159a8a" officeooo:paragraph-rsid="00159a8a"/>
    </style:style>
    <style:style style:name="P16" style:family="paragraph" style:parent-style-name="Standard">
      <style:text-properties officeooo:paragraph-rsid="00159a8a"/>
    </style:style>
    <style:style style:name="P17" style:family="paragraph" style:parent-style-name="Standard">
      <style:text-properties officeooo:rsid="001bbded" officeooo:paragraph-rsid="001bbded"/>
    </style:style>
    <style:style style:name="P18" style:family="paragraph" style:parent-style-name="Standard">
      <style:text-properties style:text-line-through-style="solid" style:text-line-through-type="single" officeooo:rsid="000d352b" officeooo:paragraph-rsid="000d352b"/>
    </style:style>
    <style:style style:name="P19" style:family="paragraph" style:parent-style-name="Standard">
      <style:text-properties officeooo:rsid="001f3308" officeooo:paragraph-rsid="001f3308"/>
    </style:style>
    <style:style style:name="P20" style:family="paragraph" style:parent-style-name="Standard">
      <style:text-properties style:text-line-through-style="none" style:text-line-through-type="none" officeooo:rsid="000ff603" officeooo:paragraph-rsid="000ff603"/>
    </style:style>
    <style:style style:name="P21" style:family="paragraph" style:parent-style-name="Standard">
      <style:text-properties style:text-line-through-style="none" style:text-line-through-type="none" officeooo:rsid="000ff603" officeooo:paragraph-rsid="001f6e55"/>
    </style:style>
    <style:style style:name="P22" style:family="paragraph" style:parent-style-name="Standard">
      <style:text-properties style:text-line-through-style="none" style:text-line-through-type="none" officeooo:rsid="0013e2f4" officeooo:paragraph-rsid="001f6e55"/>
    </style:style>
    <style:style style:name="P23" style:family="paragraph" style:parent-style-name="Standard">
      <style:text-properties style:text-line-through-style="none" style:text-line-through-type="none" officeooo:rsid="00159a8a" officeooo:paragraph-rsid="001f6e55"/>
    </style:style>
    <style:style style:name="P24" style:family="paragraph" style:parent-style-name="Standard">
      <style:text-properties officeooo:paragraph-rsid="000ff603"/>
    </style:style>
    <style:style style:name="P25" style:family="paragraph" style:parent-style-name="Standard">
      <style:text-properties officeooo:rsid="001f6e55" officeooo:paragraph-rsid="001f6e55"/>
    </style:style>
    <style:style style:name="P26" style:family="paragraph" style:parent-style-name="Standard">
      <style:text-properties officeooo:rsid="001f86c9" officeooo:paragraph-rsid="001f86c9"/>
    </style:style>
    <style:style style:name="P27" style:family="paragraph" style:parent-style-name="Standard">
      <style:text-properties officeooo:rsid="001f86c9" officeooo:paragraph-rsid="0021ff36"/>
    </style:style>
    <style:style style:name="P28" style:family="paragraph" style:parent-style-name="Standard">
      <style:text-properties officeooo:rsid="0024a717" officeooo:paragraph-rsid="0024a717"/>
    </style:style>
    <style:style style:name="P29" style:family="paragraph" style:parent-style-name="Standard">
      <style:text-properties officeooo:rsid="0024a717" officeooo:paragraph-rsid="0025d98d"/>
    </style:style>
    <style:style style:name="T1" style:family="text">
      <style:text-properties officeooo:rsid="000ff603"/>
    </style:style>
    <style:style style:name="T2" style:family="text">
      <style:text-properties officeooo:rsid="0013e2f4"/>
    </style:style>
    <style:style style:name="T3" style:family="text">
      <style:text-properties officeooo:rsid="00159a8a"/>
    </style:style>
    <style:style style:name="T4" style:family="text">
      <style:text-properties officeooo:rsid="0015e98d"/>
    </style:style>
    <style:style style:name="T5" style:family="text">
      <style:text-properties fo:font-weight="bold" style:font-weight-asian="bold" style:font-weight-complex="bold"/>
    </style:style>
    <style:style style:name="T6" style:family="text">
      <style:text-properties officeooo:rsid="001f6e55"/>
    </style:style>
    <style:style style:name="T7" style:family="text">
      <style:text-properties officeooo:rsid="0021ff36"/>
    </style:style>
    <style:style style:name="T8" style:family="text">
      <style:text-properties officeooo:rsid="0024a7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제1장 서론 p4</text:p>
      <text:p text:style-name="P7">1.1　はじめに p2</text:p>
      <text:p text:style-name="P7">1.2　研究の貢献 p1</text:p>
      <text:p text:style-name="P7">1.3　本論文の構成 p1</text:p>
      <text:p text:style-name="P7">제2장 관련 연구 p8</text:p>
      <text:p text:style-name="P7">2.1 YTサイエンスコミュニケーションに関わる研究</text:p>
      <text:p text:style-name="P7">2.2 サイエンスコミュニケーションとリサーチメトリックスの関係に関わる研究</text:p>
      <text:p text:style-name="P7">2.3 本研究の位置付け</text:p>
      <text:p text:style-name="P7"/>
      <text:p text:style-name="P7">제3장 제안 수법</text:p>
      <text:p text:style-name="P7">3.1 提案手法の概要</text:p>
      <text:p text:style-name="P7">3.2　提案手法の詳細</text:p>
      <text:p text:style-name="P7">3.2.1　データセットの取得</text:p>
      <text:p text:style-name="P7">3.2.1.1 Scopus</text:p>
      <text:p text:style-name="P7">3.2.1.2 YouTube</text:p>
      <text:p text:style-name="P7">3.2.2　Boxplot</text:p>
      <text:p text:style-name="P7">3.2.3 Scaled View – Timedelta</text:p>
      <text:p text:style-name="P7">3.2.4 Area plot (#papers, CiteScore – Journals, Sub-subjects)</text:p>
      <text:p text:style-name="P7">3.2.5 SentenceTransformers</text:p>
      <text:p text:style-name="P7"/>
      <text:p text:style-name="P7">제4장 실험 및 결과</text:p>
      <text:p text:style-name="P7">4.1 실험 방법</text:p>
      <text:p text:style-name="P7">4.1.1 실험 목적</text:p>
      <text:p text:style-name="P7">4.1.2 실험 개요</text:p>
      <text:p text:style-name="P7">4.1.3 실험 데이터셋 개요</text:p>
      <text:p text:style-name="P7">4.1.4 실험 조건</text:p>
      <text:p text:style-name="P7">4.1.5 실험 평가</text:p>
      <text:p text:style-name="P7">4.2 실험 결과</text:p>
      <text:p text:style-name="P7">4.2.1 비디오 유무 및 비디오 목적에 따른 지표 분포(Boxplot)</text:p>
      <text:p text:style-name="P7">4.2.2 비디오의 인기 지표 (ScaledView- Timedelta)</text:p>
      <text:p text:style-name="P7">4.2.3 비디오 발생원 분포 Area plot</text:p>
      <text:p text:style-name="P7">4.2.3.1 저널</text:p>
      <text:p text:style-name="P7">4.2.3.2 유튜브 채널</text:p>
      <text:p text:style-name="P7">4.3.4 비디오 논문 경향 SentenceTransformers</text:p>
      <text:p text:style-name="P7"/>
      <text:p text:style-name="P7">제5장 고찰</text:p>
      <text:p text:style-name="P7">5.1 비디오와 논문 지표의 관계</text:p>
      <text:p text:style-name="P7">5.2 비디오 목적과 스타일</text:p>
      <text:p text:style-name="P7">5.3 비디오 발생원</text:p>
      <text:p text:style-name="P7">5.4 비디오 논문 경향</text:p>
      <text:p text:style-name="P7"/>
      <text:p text:style-name="P7">제6장 결론</text:p>
      <text:p text:style-name="P1"/>
      <text:p text:style-name="P1">1.1 はじめに 의 구성은?</text:p>
      <text:p text:style-name="P1">(요시오카)</text:p>
      <text:p text:style-name="P1">-배경: 연구의 생산성 증대를 위해 장래성이 있는 연구 분야를 효율적으로 선택해야 한다.</text:p>
      <text:p text:style-name="P1">-본 연구 목적: 위 배경 하에, 이 연구는 ....를 목적으로 한다. 구체적으론… ← 이 문단 왜 여기 와있지?</text:p>
      <text:p text:style-name="P1">--배경: 장래성 있는 연구 선택하는 방법의 예</text:p>
      <text:p text:style-name="P1"><text:soft-page-break/>--배경:연구 분야 성장성 추정방법 예</text:p>
      <text:p text:style-name="P1">-과제: 위의 한계에서 끌어 낸 과제</text:p>
      <text:p text:style-name="P1">--과제 적용의 구체적인 예</text:p>
      <text:p text:style-name="P1">-제안: 과제 해결을 위한 수법 제안(과제에 관해 이 연구가 하고자 하는 것)</text:p>
      <text:p text:style-name="P1">--제안 수법의 검증</text:p>
      <text:p text:style-name="P1"/>
      <text:p text:style-name="P1">1.2 연구의 공헌: 무엇을 가능하게 하는가</text:p>
      <text:p text:style-name="P1">-공헌1</text:p>
      <text:p text:style-name="P1">…</text:p>
      <text:p text:style-name="P1">-공헌4</text:p>
      <text:p text:style-name="P1"/>
      <text:p text:style-name="P1">1.3 연구의 구성</text:p>
      <text:p text:style-name="P1">제2장에선… 제6장에선 결론 및 전망을 기술한다.</text:p>
      <text:p text:style-name="P1"/>
      <text:p text:style-name="P1">오케이. 이제 나의 버전은?!</text:p>
      <text:p text:style-name="P1">1.1 はじめに</text:p>
      <text:p text:style-name="P1">배경:</text:p>
      <text:p text:style-name="P6">효율적인 연구 자원 투입을 위해, 효율적인 SNS 리서치 커뮤니케이션 방법을 취해야 한다.</text:p>
      <text:p text:style-name="P6">-효율적인 리서치 커뮤니케이션 방법의 예: 트윗</text:p>
      <text:p text:style-name="P6">-효율적인 </text:p>
      <text:p text:style-name="P19"/>
      <text:p text:style-name="P25">0) 고전적 리서치 커뮤니케이션</text:p>
      <text:p text:style-name="P26">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27">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text:span text:style-name="T7">(Bibliometrics)に基づく計量的</text:span>指標が広く受け入れられている。<text:note text:id="ftn0" text:note-class="endnote"><text:note-citation>i</text:note-citation><text:note-body><text:p text:style-name="Endnote">(2016)オルトメトリクスは論文評価を変えるか - ソーシャルメディアで算出する新たな指標 -</text:p><text:p text:style-name="Endnote"/></text:note-body></text:note><text:span text:style-name="T8">例えば、h-indexやその派生指標は研究者の生産性と影響力を</text:span><text:span text:style-name="T8"><text:note text:id="ftn1" text:note-class="endnote"><text:note-citation>ii</text:note-citation><text:note-body><text:p text:style-name="Endnote">Hirsch JE. An index to quantify an individual's scientific research output. Proc Natl Acad Sci U S A 2005 Nov</text:p><text:p text:style-name="Endnote">15;102(46):16569-16572. [doi: 10.1073/pnas.0507655102] [Medline: 16275915]</text:p><text:p text:style-name="Endnote"/></text:note-body></text:note></text:span><text:span text:style-name="T8">、そしてインパクト・ファクター(Impact factor)は学協会誌のインパクトを評価する計量的指標であり</text:span><text:span text:style-name="T8"><text:note text:id="ftn2" text:note-class="endnote"><text:note-citation>iii</text:note-citation><text:note-body><text:p text:style-name="Endnote">Garfield E. The history and meaning of the journal impact factor. JAMA 2006 Jan 4;295(1):90-93. [doi:</text:p><text:p text:style-name="Endnote">10.1001/jama.295.1.90] [Medline: 16391221]</text:p></text:note-body></text:note></text:span><text:span text:style-name="T8">、これらは学術論文の被引用数に基づいて算出される。</text:span></text:p>
      <text:p text:style-name="P28"/>
      <text:p text:style-name="P29">しかし、最近になって、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text:p>
      <text:p text:style-name="P29">一方、被引用数に基づく評価方法は、査読と比較して所要リソースを節減できる上に、より客観的な評価ができると言われている。しかしながら、他の論文に引用されるまで数ヶ月から数年までの時間を要するため、出版前や出版からの短時間内での論文評価は困難である。また、被引用数算出の基盤となるデータベースが多数存在するため、参照するデータベースによって被引用数及び派生指数が異なる。</text:p>
      <text:p text:style-name="P27"/>
      <text:p text:style-name="P19"/>
      <text:p text:style-name="P7"><text:span text:style-name="T2">1) </text:span>새로운 형태의 리서치 커뮤니케이션 수단의 확대</text:p>
      <text:p text:style-name="P7">-형태: SNS, 블로그, ..., YT</text:p>
      <text:p text:style-name="P9">-효과 검증 연구: 텍스트 베이스 위주.</text:p>
      <text:p text:style-name="P9"><text:soft-page-break/></text:p>
      <text:p text:style-name="P22"><text:span text:style-name="T6">1-1</text:span>) Altmetrics의 등장</text:p>
      <text:p text:style-name="P23">SNS를 데이터 소스로 하여 만든 학술 성과의 임팩트 메트릭</text:p>
      <text:p text:style-name="P21"><text:span text:style-name="T2">Altmetrics . . . is a term to describe web-based metrics for the impact of scholarly material, with an emphasis on social media outlets as sources of data(</text:span>Priem, J., Taraborelli, D., Groth, P., &amp; Neylon, C. (2010). Altmetrics: A manifesto. Retrieved from <text:a xlink:type="simple" xlink:href="http://altmetrics.org/manifesto/" text:style-name="Internet_20_link" text:visited-style-name="Visited_20_Internet_20_Link">http://altmetrics.org/manifesto/</text:a><text:span text:style-name="T3">)</text:span></text:p>
      <text:p text:style-name="P9"/>
      <text:p text:style-name="P8"><text:span text:style-name="T4">1-</text:span><text:span text:style-name="T6">2</text:span><text:span text:style-name="T4">) </text:span>비디오의 증가</text:p>
      <text:p text:style-name="P8">-Scholarly communication으로서 비디오 </text:p>
      <text:p text:style-name="P2"><text:tab/>최근 학계에서 학술 커뮤니케이션 수단으로 비디오를 공개하는 시도가 증가하고 있다.</text:p>
      <text:p text:style-name="P2">-<text:span text:style-name="T1">Science communication으로서 비디오</text:span></text:p>
      <text:p text:style-name="P11"><text:tab/>사이언스 커뮤니케이션의 보상으로 관련 연구 피인용수, 대중적 인지도 향상이 기대된다.</text:p>
      <text:p text:style-name="P24"/>
      <text:p text:style-name="P16"/>
      <text:p text:style-name="P10"><text:span text:style-name="T6">2</text:span>) 리서치 커뮤니케이션의 보상으로 피인용수, 인지도 증가가 기대됨.</text:p>
      <text:p text:style-name="P1"/>
      <text:p text:style-name="P1"/>
      <text:p text:style-name="P1">과제:<text:span text:style-name="T5">”비디오 리서치 커뮤니케이션이 연구, 연구 분야의 대한 피드백이 밝혀지지 않음”</text:span></text:p>
      <text:p text:style-name="P1"/>
      <text:p text:style-name="P1">1) 비디오가 유효한지 검정되지 않음</text:p>
      <text:p text:style-name="P1">→ 비디오 제작에 투입할 연구 자원 검토</text:p>
      <text:p text:style-name="P15">2) 비디오가 유효한 비디오 종류, 방식을 모름</text:p>
      <text:p text:style-name="P15">→ 기대되는 목적에 따라 제작 방향을 잡을 수 있음</text:p>
      <text:p text:style-name="P15"/>
      <text:p text:style-name="P17">목적:<text:span text:style-name="T5">”비디오 리서치 커뮤니케이션의 리서치 메트릭에 대한 영향력을 측정한다”</text:span></text:p>
      <text:p text:style-name="P17"/>
      <text:p text:style-name="P1">수법:”대규모 학술논문 메타 데이터와 연구 관련 YT비디오 메타 데이터를 이용”</text:p>
      <text:p text:style-name="P3">1) 유튜브 비디오 공개가 유효한가?</text:p>
      <text:p text:style-name="P3">: 비디오의 유무와 논문의 피인용수, AAS의 분포</text:p>
      <text:p text:style-name="P1">2) 연구 분야 및 내용과 비디오 공개 목적에 따라 어떤 비디오 공개 방식이 유효한가?</text:p>
      <text:p text:style-name="P1">2-1)비디오 목적과 논문 메트릭의 관계: 비디오 목적과 피인용수, AAS의 분포</text:p>
      <text:p text:style-name="P1">2-2)비디오 목적 논문-비디오 시차와 뷰카운트</text:p>
      <text:p text:style-name="P1"/>
      <text:p text:style-name="P4">배경:</text:p>
      <text:p text:style-name="P12">연구 워크플로우에서 소셜 미디어의 사용이 증가하고 있다. 이들은 학술 커뮤니케이션의 responsiveness와 timeliness를 향상시킬 뿐 아니라 폐쇄된 학술 프로세스를 노출시키는 효력이 있다.((2012,Priem et al., Introduction)Altmetrics in the Wild: Using Social Media to Explore Scholarly Impact)</text:p>
      <text:p text:style-name="P12"/>
      <text:p text:style-name="P14">Altmetrics의 등장</text:p>
      <text:p text:style-name="P4"/>
      <text:p text:style-name="P4"/>
      <text:p text:style-name="P13"/>
      <text:p text:style-name="P4"/>
      <text:p text:style-name="P5"/>
      <text:p text:style-name="P5"/>
      <text:p text:style-name="P5">관련 연구</text:p>
      <text:p text:style-name="P5">&lt;온라인 학술 비디오의 임팩트 평가&gt;</text:p>
      <text:p text:style-name="P14">일부 학계에서, 이전 세대에서는 생산, 공유하지 않던 사진, 비디오, 프레젠 등을 발표하기 위해 웹을 이용하고 있다. 비정형 학술적 물체의 영향력을 평가하려는 시도가 있었다. 하지만 이러한 노력들은 기존의 평가 정보(<text:soft-page-break/>피인용, 상, 상금 등)에서 제외되곤 하기 때문에 적절히 평가되거나 보상받지 아니했다. 따라서 이러한 새로운 종류의 출판물을 평가하는 것과 개개인의 공헌을 평가하는 메커니즘을 개발하는 것이 중요하다.</text:p>
      <text:p text:style-name="P14">((2012,Thelwall et al., Introduction.)Assessing the impact of online academic videos.pdf)</text:p>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4T16:51:28.328886784</meta:creation-date>
    <meta:generator>LibreOffice/6.4.6.2$Linux_X86_64 LibreOffice_project/40$Build-2</meta:generator>
    <dc:date>2020-12-05T23:13:24.978713992</dc:date>
    <meta:editing-duration>PT4H44M17S</meta:editing-duration>
    <meta:editing-cycles>10</meta:editing-cycles>
    <meta:document-statistic meta:table-count="0" meta:image-count="0" meta:object-count="0" meta:page-count="5" meta:paragraph-count="101" meta:word-count="2400" meta:character-count="3996" meta:non-whitespace-character-count="3431"/>
  </office:meta>
</office:document-meta>
</file>